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ffff" draw:textarea-horizontal-align="center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 loext:decorative="false"/>
    </style:style>
    <style:style style:name="pr1" style:family="presentation" style:parent-style-name="Default-title">
      <style:graphic-properties draw:auto-grow-height="true" fo:min-height="2.63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61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322cm" loext:decorative="false"/>
      <style:paragraph-properties style:writing-mode="lr-tb"/>
    </style:style>
    <style:style style:name="pr4" style:family="presentation" style:parent-style-name="Default-outline1">
      <style:graphic-properties fo:min-height="11.209cm" loext:decorative="false"/>
      <style:paragraph-properties style:writing-mode="lr-tb"/>
    </style:style>
    <style:style style:name="pr5" style:family="presentation" style:parent-style-name="Default-outline1">
      <style:graphic-properties fo:min-height="10.274cm" loext:decorative="false"/>
      <style:paragraph-properties style:writing-mode="lr-tb"/>
    </style:style>
    <style:style style:name="pr6" style:family="presentation" style:parent-style-name="Default-outline1">
      <style:graphic-properties draw:auto-grow-height="true" fo:min-height="10.099cm" loext:decorative="false"/>
      <style:paragraph-properties style:writing-mode="lr-tb"/>
    </style:style>
    <style:style style:name="pr7" style:family="presentation" style:parent-style-name="Default-outline1">
      <style:graphic-properties fo:min-height="11.171cm" loext:decorative="false"/>
      <style:paragraph-properties style:writing-mode="lr-tb"/>
    </style:style>
    <style:style style:name="pr8" style:family="presentation" style:parent-style-name="Default-outline1">
      <style:graphic-properties fo:min-height="10.207cm" loext:decorative="false"/>
      <style:paragraph-properties style:writing-mode="lr-tb"/>
    </style:style>
    <style:style style:name="pr9" style:family="presentation" style:parent-style-name="Default-outline1">
      <style:graphic-properties draw:auto-grow-height="true" fo:min-height="7.785cm" loext:decorative="false"/>
      <style:paragraph-properties style:writing-mode="lr-tb"/>
    </style:style>
    <style:style style:name="pr10" style:family="presentation" style:parent-style-name="Default-outline1">
      <style:graphic-properties draw:auto-grow-height="true" fo:min-height="7.612cm" loext:decorative="false"/>
      <style:paragraph-properties style:writing-mode="lr-tb"/>
    </style:style>
    <style:style style:name="pr1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3.5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13.5pt"/>
    </style:style>
    <style:style style:name="T3" style:family="text">
      <style:text-properties style:font-name="Courier New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MailFlux</text:p>
          </draw:text-box>
        </draw:frame>
        <draw:frame presentation:style-name="pr2" draw:text-style-name="P1" draw:layer="layout" svg:width="25.199cm" svg:height="7.612cm" svg:x="1.4cm" svg:y="3.685cm" presentation:class="subtitle">
          <draw:text-box>
            <text:p><text:span text:style-name="T1">A Mail Server for Experts</text:span></text:p>
            <text:p><text:span text:style-name="T1">Peter Chap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What MailFlux?</text:p>
          </draw:text-box>
        </draw:frame>
        <draw:frame presentation:style-name="pr4" draw:layer="layout" svg:width="25.199cm" svg:height="11.209cm" svg:x="1.4cm" svg:y="3.685cm" presentation:class="outline" presentation:user-transformed="true">
          <draw:text-box>
            <text:list text:style-name="L2">
              <text:list-item>
                <text:p>MailFlux...</text:p>
                <text:list>
                  <text:list-item>
                    <text:p>Is the SMTP server portion of the MailVision project.</text:p>
                  </text:list-item>
                  <text:list-item>
                    <text:p>Provides insight into the workings of SMTP servers.</text:p>
                    <text:list>
                      <text:list-item>
                        <text:p>Useful for students learning mail protocols.</text:p>
                      </text:list-item>
                      <text:list-item>
                        <text:p>Useful for administrators debugging mail problems.</text:p>
                      </text:list-item>
                      <text:list-item>
                        <text:p>Useful for individuals who need a personal mail server.</text:p>
                      </text:list-item>
                    </text:list>
                  </text:list-item>
                  <text:list-item>
                    <text:p>Displays information about mail activity in real time.</text:p>
                  </text:list-item>
                  <text:list-item>
                    <text:p>Allows user interaction</text:p>
                    <text:list>
                      <text:list-item>
                        <text:p>Statistics</text:p>
                      </text:list-item>
                      <text:list-item>
                        <text:p>Analysis</text:p>
                      </text:list-item>
                      <text:list-item>
                        <text:p>Re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latforms</text:p>
          </draw:text-box>
        </draw:frame>
        <draw:frame presentation:style-name="pr5" draw:layer="layout" svg:width="25.199cm" svg:height="10.274cm" svg:x="1.4cm" svg:y="3.685cm" presentation:class="outline" presentation:user-transformed="true">
          <draw:text-box>
            <text:list text:style-name="L2">
              <text:list-item>
                <text:p>MailFlux runs on limited platforms right now.</text:p>
                <text:list>
                  <text:list-item>
                    <text:p>Official support for Linux.</text:p>
                  </text:list-item>
                  <text:list-item>
                    <text:p>Probably runs on other POSIX-based systems.</text:p>
                    <text:list>
                      <text:list-item>
                        <text:p>Not tested outside of Linux, but support for macOS planned.</text:p>
                      </text:list-item>
                    </text:list>
                  </text:list-item>
                  <text:list-item>
                    <text:p>Would require significant work to run on Windows.</text:p>
                    <text:list>
                      <text:list-item>
                        <text:p>Uses POSIX threads</text:p>
                      </text:list-item>
                      <text:list-item>
                        <text:p>Uses POSIX sockets API</text:p>
                      </text:list-item>
                      <text:list-item>
                        <text:p>Uses curses</text:p>
                      </text:list-item>
                    </text:list>
                  </text:list-item>
                  <text:list-item>
                    <text:p>Code written in Standard C++ 2020</text:p>
                    <text:list>
                      <text:list-item>
                        <text:p>Java version is also under constru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2.63cm" svg:x="1.4cm" svg:y="0.627cm" presentation:class="title">
          <draw:text-box>
            <text:p>Externally Visible Architecture</text:p>
          </draw:text-box>
        </draw:frame>
        <draw:rect draw:style-name="gr2" draw:text-style-name="P4" draw:layer="layout" svg:width="7.366cm" svg:height="2.857cm" svg:x="10.414cm" svg:y="7.239cm">
          <text:p text:style-name="P3"><text:span text:style-name="T2">MailFlux</text:span></text:p>
        </draw:rect>
        <draw:rect draw:style-name="gr3" draw:text-style-name="P5" draw:layer="layout" svg:width="2.794cm" svg:height="2.095cm" svg:x="3.81cm" svg:y="7.239cm">
          <text:p/>
        </draw:rect>
        <draw:rect draw:style-name="gr3" draw:text-style-name="P5" draw:layer="layout" svg:width="3.048cm" svg:height="2.095cm" svg:x="3.048cm" svg:y="7.62cm">
          <text:p/>
        </draw:rect>
        <draw:rect draw:style-name="gr2" draw:text-style-name="P4" draw:layer="layout" svg:width="3.048cm" svg:height="2.095cm" svg:x="2.54cm" svg:y="8.001cm">
          <text:p text:style-name="P3"><text:span text:style-name="T2">Clients</text:span></text:p>
        </draw:rect>
        <draw:rect draw:style-name="gr2" draw:text-style-name="P4" draw:layer="layout" svg:width="3.302cm" svg:height="2.667cm" svg:x="21.844cm" svg:y="7.239cm">
          <text:p text:style-name="P3"><text:span text:style-name="T2">Next</text:span></text:p>
          <text:p text:style-name="P3"><text:span text:style-name="T2">Server</text:span></text:p>
        </draw:rect>
        <draw:ellipse draw:style-name="gr2" draw:text-style-name="P4" draw:layer="layout" svg:width="4.064cm" svg:height="2.286cm" svg:x="11.938cm" svg:y="3.81cm">
          <text:p text:style-name="P3"><text:span text:style-name="T2">Console</text:span></text:p>
        </draw:ellipse>
        <draw:ellipse draw:style-name="gr2" draw:text-style-name="P4" draw:layer="layout" svg:width="4.826cm" svg:height="2.286cm" svg:x="8.128cm" svg:y="11.43cm">
          <text:p text:style-name="P3"><text:span text:style-name="T2">Configuration</text:span></text:p>
          <text:p text:style-name="P3"><text:span text:style-name="T2">File</text:span></text:p>
        </draw:ellipse>
        <draw:ellipse draw:style-name="gr2" draw:text-style-name="P4" draw:layer="layout" svg:width="4.826cm" svg:height="2.476cm" svg:x="15.748cm" svg:y="11.239cm">
          <text:p text:style-name="P3"><text:span text:style-name="T2">Spool</text:span></text:p>
        </draw:ellipse>
        <draw:line draw:style-name="gr4" draw:text-style-name="P5" draw:layer="layout" svg:x1="7.112cm" svg:y1="8.573cm" svg:x2="10.414cm" svg:y2="8.573cm">
          <text:p/>
        </draw:line>
        <draw:line draw:style-name="gr4" draw:text-style-name="P5" draw:layer="layout" svg:x1="17.78cm" svg:y1="8.573cm" svg:x2="21.844cm" svg:y2="8.573cm">
          <text:p/>
        </draw:line>
        <draw:line draw:style-name="gr5" draw:text-style-name="P5" draw:layer="layout" svg:x1="13.97cm" svg:y1="6.096cm" svg:x2="13.97cm" svg:y2="7.239cm">
          <text:p/>
        </draw:line>
        <draw:line draw:style-name="gr4" draw:text-style-name="P5" draw:layer="layout" svg:x1="10.922cm" svg:y1="11.43cm" svg:x2="11.938cm" svg:y2="10.096cm">
          <text:p/>
        </draw:line>
        <draw:line draw:style-name="gr5" draw:text-style-name="P5" draw:layer="layout" svg:x1="16.51cm" svg:y1="10.096cm" svg:x2="17.018cm" svg:y2="11.43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lients</text:p>
          </draw:text-box>
        </draw:frame>
        <draw:frame presentation:style-name="pr6" draw:layer="layout" svg:width="25.199cm" svg:height="10.099cm" svg:x="1.4cm" svg:y="3.685cm" presentation:class="outline">
          <draw:text-box>
            <text:list text:style-name="L2">
              <text:list-item>
                <text:p>MailFlux is a concurrent server</text:p>
                <text:list>
                  <text:list-item>
                    <text:p>SMTP conversations can be long.</text:p>
                    <text:list>
                      <text:list-item>
                        <text:p>Large mail messages.</text:p>
                      </text:list-item>
                      <text:list-item>
                        <text:p>Multiple mail messages.</text:p>
                      </text:list-item>
                      <text:list-item>
                        <text:p>Slow (confused?) clients.</text:p>
                      </text:list-item>
                    </text:list>
                  </text:list-item>
                  <text:list-item>
                    <text:p>Uses a threading approach.</text:p>
                    <text:list>
                      <text:list-item>
                        <text:p>One thread loops waiting to accept new clients.</text:p>
                      </text:list-item>
                      <text:list-item>
                        <text:p>Separate thread for each client.</text:p>
                      </text:list-item>
                    </text:list>
                  </text:list-item>
                  <text:list-item>
                    <text:p><text:span text:style-name="T3">ServerConnection</text:span></text:p>
                    <text:list>
                      <text:list-item>
                        <text:p>Each client handled by an instance of this cla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onsole</text:p>
          </draw:text-box>
        </draw:frame>
        <draw:frame presentation:style-name="pr7" draw:layer="layout" svg:width="25.199cm" svg:height="11.171cm" svg:x="1.4cm" svg:y="3.685cm" presentation:class="outline" presentation:user-transformed="true">
          <draw:text-box>
            <text:list text:style-name="L2">
              <text:list-item>
                <text:p>Interaction with human user.</text:p>
                <text:list>
                  <text:list-item>
                    <text:p>Message display region.</text:p>
                    <text:list>
                      <text:list-item>
                        <text:p>Shows information about SMTP transactions in real time.</text:p>
                      </text:list-item>
                      <text:list-item>
                        <text:p>Shows debugging information.</text:p>
                      </text:list-item>
                      <text:list-item>
                        <text:p>Asynchronous.</text:p>
                        <text:list>
                          <text:list-item>
                            <text:p>Output from multiple threads interleaved on a line-by-line basis.</text:p>
                          </text:list-item>
                        </text:list>
                      </text:list-item>
                    </text:list>
                  </text:list-item>
                  <text:list-item>
                    <text:p>Interaction region.</text:p>
                    <text:list>
                      <text:list-item>
                        <text:p>Executes in its own thread.</text:p>
                      </text:list-item>
                      <text:list-item>
                        <text:p>Shows command prompt.</text:p>
                        <text:list>
                          <text:list-item>
                            <text:p>User can reconfigure MailFlux as it runs.</text:p>
                          </text:list-item>
                          <text:list-item>
                            <text:p>User can query statistics and other information.</text:p>
                          </text:list-item>
                        </text:list>
                      </text:list-item>
                      <text:list-item>
                        <text:p>Currently only “quit” command implemente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Next Server</text:p>
          </draw:text-box>
        </draw:frame>
        <draw:frame presentation:style-name="pr8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>MailFlux is a forwarding server.</text:p>
                <text:list>
                  <text:list-item>
                    <text:p>All messages it receives are passed on to another server for delivery (or further forwarding).</text:p>
                    <text:list>
                      <text:list-item>
                        <text:p>No local delivery support at this time.</text:p>
                      </text:list-item>
                      <text:list-item>
                        <text:p>Still useful...</text:p>
                        <text:list>
                          <text:list-item>
                            <text:p>Statistics</text:p>
                          </text:list-item>
                          <text:list-item>
                            <text:p>Filtering</text:p>
                          </text:list-item>
                          <text:list-item>
                            <text:p>Local control</text:p>
                          </text:list-item>
                        </text:list>
                      </text:list-item>
                    </text:list>
                  </text:list-item>
                  <text:list-item>
                    <text:p>Currently only one “next server” allowed.</text:p>
                  </text:list-item>
                  <text:list-item>
                    <text:p>Uses a <text:span text:style-name="T3">ClientConnection</text:span> instance when acting as a client (talking to the next serv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onfiguration File</text:p>
          </draw:text-box>
        </draw:frame>
        <draw:frame presentation:style-name="pr9" draw:layer="layout" svg:width="25.199cm" svg:height="7.785cm" svg:x="1.4cm" svg:y="3.685cm" presentation:class="outline">
          <draw:text-box>
            <text:list text:style-name="L2">
              <text:list-item>
                <text:p>Used to specify default options.</text:p>
                <text:list>
                  <text:list-item>
                    <text:p>Location of message spool (on disk)</text:p>
                  </text:list-item>
                  <text:list-item>
                    <text:p>Name of the next server</text:p>
                  </text:list-item>
                  <text:list-item>
                    <text:p>Listening port.</text:p>
                  </text:list-item>
                </text:list>
              </text:list-item>
              <text:list-item>
                <text:p>Options can be overridden by command line or changed dynamically by user.</text:p>
                <text:list>
                  <text:list-item>
                    <text:p>Current not implemen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Message Spool</text:p>
          </draw:text-box>
        </draw:frame>
        <draw:frame presentation:style-name="pr8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>Storage area on disk where received messages are placed.</text:p>
                <text:list>
                  <text:list-item>
                    <text:p>Each message is stored with its sender and recipient list.</text:p>
                  </text:list-item>
                  <text:list-item>
                    <text:p>Spool handling thread wakes up every 15 seconds and tries to forward all spooled messages to the next server.</text:p>
                    <text:list>
                      <text:list-item>
                        <text:p>Creates <text:span text:style-name="T3">ClientConnection</text:span> instances to do th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ontact</text:p>
          </draw:text-box>
        </draw:frame>
        <draw:frame presentation:style-name="pr10" draw:layer="layout" svg:width="25.199cm" svg:height="7.612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<text:a xlink:href="https://github.com/pchapin/mailvision" xlink:type="simple">https://github.com/pchapin/mailvision</text:a></text:p>
              </text:list-item>
              <text:list-item>
                <text:p>Peter Chapin (<text:a xlink:href="mailto:spicacality@kelseymountain.org" xlink:type="simple">spicacality@kelseymountain.org</text:a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7.338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5T11:10:00.702996000</dc:date>
    <dc:creator>Peter Chapin</dc:creator>
    <meta:editing-duration>PT2H42M14S</meta:editing-duration>
    <meta:editing-cycles>8</meta:editing-cycles>
    <meta:generator>LibreOffice/25.8.2.2$MacOSX_AARCH64 LibreOffice_project/d401f2107ccab8f924a8e2df40f573aab7605b6f</meta:gener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